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202ef" officeooo:paragraph-rsid="000202e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202ef" officeooo:paragraph-rsid="000202e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202ef" officeooo:paragraph-rsid="000202ef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202ef" officeooo:paragraph-rsid="000202ef" style:font-weight-asian="bold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4</text:p>
      <text:p text:style-name="P1">Залания:</text:p>
      <text:p text:style-name="P4">1. Дано значение угла α в градусах (0 &lt; α &lt; 360). Определить значение этого же угла в радианах, учитывая, что 180◦ = π радианов.</text:p>
      <text:p text:style-name="P5">2. Дано значение угла α в радианах (0 &lt; α &lt; 2·π). Определить значение этого же угла в градусах, учитывая, что 180◦ = π радианов</text:p>
      <text:p text:style-name="P5">3. Известно, что X кг конфет стоит A рублей. Определить, сколько стоит 1 кг и Y кг этих же конфет.</text:p>
      <text:p text:style-name="P5">4. Скорость первого автомобиля V1 км/ч, второго — V2 км/ч, расстояние между ними S км. Определить расстояние между ними через T часов, если автомобили удаляются друг от друга.</text:p>
      <text:p text:style-name="P5">5. Решить линейное уравнение A·x + B = 0, заданное своими коэффициентами A и B (коэффициент A не равен 0).</text:p>
      <text:p text:style-name="P5">6. Найти решение системы линейных уравнений вида</text:p>
      <text:p text:style-name="P5">A1·x + B1·y = C1,</text:p>
      <text:p text:style-name="P5">A2·x + B2·y = C2,</text:p>
      <text:p text:style-name="P2">№1</text:p>
      <text:p text:style-name="P2"/>
      <text:p text:style-name="P3"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<text:s/>{ <text:s/></text:p>
      <text:p text:style-name="P3"><text:tab/>float a;</text:p>
      <text:p text:style-name="P3"><text:tab/>const double pi = 3.14;</text:p>
      <text:p text:style-name="P3"><text:tab/>setlocale (LC_ALL, "Russian");</text:p>
      <text:p text:style-name="P3"><text:tab/>cout &lt;&lt; "Введите значение угла в градусах: ";</text:p>
      <text:p text:style-name="P3"><text:tab/>cin &gt;&gt; a; </text:p>
      <text:p text:style-name="P3"><text:tab/>if (a &gt; 0 &amp;&amp; a &lt; 360)</text:p>
      <text:p text:style-name="P3"><text:tab/><text:tab/>cout &lt;&lt; "Угол в радианах равен: " &lt;&lt; a * pi / 180;</text:p>
      <text:p text:style-name="P3"><text:tab/>return 0;</text:p>
      <text:p text:style-name="P3">}</text:p>
      <text:p text:style-name="P3"/>
      <text:p text:style-name="P3"/>
      <text:p text:style-name="P2"/>
      <text:p text:style-name="P2"/>
      <text:p text:style-name="P2">№2</text:p>
      <text:p text:style-name="P2"/>
      <text:p text:style-name="P3"><text:soft-page-break/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{</text:p>
      <text:p text:style-name="P3"><text:tab/>float a;</text:p>
      <text:p text:style-name="P3"><text:tab/>const double pi = 3.14;</text:p>
      <text:p text:style-name="P3"><text:tab/>setlocale(LC_ALL, "Russian");</text:p>
      <text:p text:style-name="P3"><text:tab/>cout &lt;&lt; "Введите значение угла в радианах: ";</text:p>
      <text:p text:style-name="P3"><text:tab/>cin &gt;&gt; a;</text:p>
      <text:p text:style-name="P3"><text:tab/>if (a &gt; 0 &amp;&amp; a &lt; 360)</text:p>
      <text:p text:style-name="P3"><text:tab/><text:tab/>cout &lt;&lt; "Угол в градусах равен: " &lt;&lt; a * 180 / pi;</text:p>
      <text:p text:style-name="P3"><text:tab/>return 0;</text:p>
      <text:p text:style-name="P3">}</text:p>
      <text:p text:style-name="P3"/>
      <text:p text:style-name="P2">№3</text:p>
      <text:p text:style-name="P2"/>
      <text:p text:style-name="P3"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{</text:p>
      <text:p text:style-name="P3"><text:tab/>float X, Y, A;</text:p>
      <text:p text:style-name="P3"><text:tab/>setlocale(LC_ALL, "Russian");</text:p>
      <text:p text:style-name="P3"><text:tab/>cout &lt;&lt; "Введите известное Х кг конфет: ";</text:p>
      <text:p text:style-name="P3"><text:tab/>cin &gt;&gt; X;</text:p>
      <text:p text:style-name="P3"><text:tab/>cout &lt;&lt; "Введите А рублей за Х кг конфет: ";</text:p>
      <text:p text:style-name="P3"><text:tab/>cin &gt;&gt; A;</text:p>
      <text:p text:style-name="P3"><text:tab/>cout &lt;&lt; "Введите Y кг конфет, которое нужно найти: ";</text:p>
      <text:p text:style-name="P3"><text:tab/>cin &gt;&gt; Y;</text:p>
      <text:p text:style-name="P3"><text:tab/>cout &lt;&lt; "Цена за 1 кг конфет равна: " &lt;&lt; A / X &lt;&lt;" рублей"&lt;&lt;'\n' &lt;&lt; "Цена за У кг конфет равна: " &lt;&lt; A / Y &lt;&lt; " рублей";</text:p>
      <text:p text:style-name="P3"><text:tab/>return 0;</text:p>
      <text:p text:style-name="P3">}</text:p>
      <text:p text:style-name="P2">№4</text:p>
      <text:p text:style-name="P2"/>
      <text:p text:style-name="P3">#include &lt;iostream&gt;</text:p>
      <text:p text:style-name="P3">#include &lt;locale.h&gt;</text:p>
      <text:p text:style-name="P3"/>
      <text:p text:style-name="P3">using namespace std;</text:p>
      <text:p text:style-name="P3"/>
      <text:p text:style-name="P3"/>
      <text:p text:style-name="P3">int main() {</text:p>
      <text:p text:style-name="P3"><text:tab/>float V1, V2, S, T, R;</text:p>
      <text:p text:style-name="P3"><text:tab/>setlocale(LC_ALL, "Russian");</text:p>
      <text:p text:style-name="P3"><text:tab/>cout &lt;&lt; "Введите скорость 1 автомобиля в км/ч : ";</text:p>
      <text:p text:style-name="P3"><text:tab/>cin &gt;&gt; V1;</text:p>
      <text:p text:style-name="P3"><text:soft-page-break/><text:tab/>cout &lt;&lt; "Введите скорость 2 автомобиля в км/ч: ";</text:p>
      <text:p text:style-name="P3"><text:tab/>cin &gt;&gt; V2;</text:p>
      <text:p text:style-name="P3"><text:tab/>cout &lt;&lt; "Введите начальное расстояние между автомобилями: ";</text:p>
      <text:p text:style-name="P3"><text:tab/>cin &gt;&gt; S;</text:p>
      <text:p text:style-name="P3"><text:tab/>cout &lt;&lt; "Введите T часов: ";</text:p>
      <text:p text:style-name="P3"><text:tab/>cin &gt;&gt; T;</text:p>
      <text:p text:style-name="P3"><text:tab/>R = S + T * (V1 + V2);</text:p>
      <text:p text:style-name="P3"><text:tab/>cout &lt;&lt; "Расстояние между автомобилями через Т часов равно: "&lt;&lt;R;</text:p>
      <text:p text:style-name="P3"><text:tab/>return 0;</text:p>
      <text:p text:style-name="P3">}</text:p>
      <text:p text:style-name="P3"/>
      <text:p text:style-name="P2"/>
      <text:p text:style-name="P2"/>
      <text:p text:style-name="P2"/>
      <text:p text:style-name="P2">№5</text:p>
      <text:p text:style-name="P2"/>
      <text:p text:style-name="P3">#include &lt;iostream&gt;</text:p>
      <text:p text:style-name="P3">#include &lt;locale.h&gt;</text:p>
      <text:p text:style-name="P3"/>
      <text:p text:style-name="P3">using namespace std;</text:p>
      <text:p text:style-name="P3"/>
      <text:p text:style-name="P3"/>
      <text:p text:style-name="P3">int main() {</text:p>
      <text:p text:style-name="P3"><text:tab/>float A,B;</text:p>
      <text:p text:style-name="P3"><text:tab/>setlocale(LC_ALL, "Russian");</text:p>
      <text:p text:style-name="P3"><text:tab/>cout &lt;&lt; "Введите коэффициент А: ";</text:p>
      <text:p text:style-name="P3"><text:tab/>cin &gt;&gt; A;</text:p>
      <text:p text:style-name="P3"><text:tab/>cout &lt;&lt; "Введите коэффициент В: ";</text:p>
      <text:p text:style-name="P3"><text:tab/>cin &gt;&gt; B;</text:p>
      <text:p text:style-name="P3"><text:tab/>if (A != 0)</text:p>
      <text:p text:style-name="P3"><text:tab/><text:tab/>cout&lt;&lt;"Корень данного уравнения А*х+В=0 равен: "&lt;&lt; -B / A;</text:p>
      <text:p text:style-name="P3"><text:tab/>return 0;</text:p>
      <text:p text:style-name="P3"><text:tab/><text:tab/></text:p>
      <text:p text:style-name="P3"/>
      <text:p text:style-name="P3">}</text:p>
      <text:p text:style-name="P2">№6</text:p>
      <text:p text:style-name="P2"/>
      <text:p text:style-name="P3">#include &lt;iostream&gt;</text:p>
      <text:p text:style-name="P3">#include &lt;locale.h&gt;</text:p>
      <text:p text:style-name="P3"/>
      <text:p text:style-name="P3">using namespace std;</text:p>
      <text:p text:style-name="P3"/>
      <text:p text:style-name="P3"/>
      <text:p text:style-name="P3">int main() {</text:p>
      <text:p text:style-name="P3"><text:tab/>float A1, B1,C1,A2,B2,C2,d,d1,d2;</text:p>
      <text:p text:style-name="P3"><text:tab/>setlocale(LC_ALL, "Russian");</text:p>
      <text:p text:style-name="P3"><text:tab/>cout &lt;&lt; "Введите коэффициенты А1,B1,C1 для первого уравнения системы: ";</text:p>
      <text:p text:style-name="P3"><text:tab/>cin &gt;&gt; A1&gt;&gt;B1&gt;&gt;C1;</text:p>
      <text:p text:style-name="P3"><text:tab/>cout &lt;&lt; "Введите коэффициенты А2,В2,С2 для второго уравнения системы: ";</text:p>
      <text:p text:style-name="P3"><text:soft-page-break/><text:tab/>cin &gt;&gt; A2 &gt;&gt; B2 &gt;&gt; C2;</text:p>
      <text:p text:style-name="P3"><text:tab/>d = A1 * B2 - A2 * B1;</text:p>
      <text:p text:style-name="P3"><text:tab/>d1 = C1 * B2 - C2 * B1;</text:p>
      <text:p text:style-name="P3"><text:tab/>d2 = A1 * C2 - A2 * C1;</text:p>
      <text:p text:style-name="P3"><text:tab/>cout &lt;&lt; "Значение х равно: " &lt;&lt; d1 / d&lt;&lt;'\n' &lt;&lt; "Значение у равно: " &lt;&lt; d2 / d;</text:p>
      <text:p text:style-name="P3"><text:tab/>return 0;</text:p>
      <text:p text:style-name="P3"/>
      <text:p text:style-name="P3"/>
      <text:p text:style-name="P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4:53:00.354000000</dc:date>
    <meta:editing-duration>PT3M49S</meta:editing-duration>
    <meta:editing-cycles>3</meta:editing-cycles>
    <meta:document-statistic meta:table-count="0" meta:image-count="0" meta:object-count="0" meta:page-count="4" meta:paragraph-count="106" meta:word-count="566" meta:character-count="2956" meta:non-whitespace-character-count="2426"/>
  </office:meta>
</office:document-meta>
</file>